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face style:name="Wingdings" svg:font-family="Wingdings"/>
    <style:font-face style:name="arial" svg:font-family="arial, sans-serif-light,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09cm" style:rel-column-width="2386*"/>
    </style:style>
    <style:style style:name="Tabla1.B" style:family="table-column">
      <style:table-column-properties style:column-width="10.488cm" style:rel-column-width="5946*"/>
    </style:style>
    <style:style style:name="Tabla1.C" style:family="table-column">
      <style:table-column-properties style:column-width="2.302cm" style:rel-column-width="130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Header">
      <style:paragraph-properties fo:text-align="start" style:justify-single-word="false"/>
      <style:text-properties fo:font-style="italic" officeooo:rsid="00277c3a" officeooo:paragraph-rsid="00277c3a" style:font-style-asian="italic" style:font-style-complex="italic"/>
    </style:style>
    <style:style style:name="P3" style:family="paragraph" style:parent-style-name="Standard" style:list-style-name="L2">
      <style:text-properties fo:font-size="11pt" officeooo:paragraph-rsid="001ca8dd" style:font-size-asian="11pt" style:font-size-complex="11pt"/>
    </style:style>
    <style:style style:name="P4" style:family="paragraph" style:parent-style-name="Standard" style:list-style-name="L3">
      <style:text-properties fo:font-size="11pt" officeooo:paragraph-rsid="00277c3a" style:font-size-asian="11pt" style:font-size-complex="11pt"/>
    </style:style>
    <style:style style:name="P5" style:family="paragraph" style:parent-style-name="Standard">
      <style:text-properties fo:color="#000000" style:font-name="Arial" fo:font-size="12pt" officeooo:paragraph-rsid="00130ccc" style:font-size-asian="12pt" style:font-size-complex="12pt"/>
    </style:style>
    <style:style style:name="P6" style:family="paragraph" style:parent-style-name="Standard">
      <style:text-properties fo:color="#000000" style:font-name="Arial" fo:font-size="12pt" officeooo:paragraph-rsid="001c5fbf" style:font-size-asian="12pt" style:font-size-complex="12pt"/>
    </style:style>
    <style:style style:name="P7" style:family="paragraph" style:parent-style-name="Standard">
      <style:text-properties fo:color="#000000" style:font-name="Arial" fo:font-size="12pt" officeooo:rsid="00197386" officeooo:paragraph-rsid="00197386" style:font-size-asian="12pt" style:font-size-complex="12pt"/>
    </style:style>
    <style:style style:name="P8" style:family="paragraph" style:parent-style-name="Standard">
      <style:text-properties fo:color="#000000" style:font-name="Arial" fo:font-size="12pt" officeooo:rsid="001ca690" officeooo:paragraph-rsid="001ca690" style:font-size-asian="12pt" style:font-size-complex="12pt"/>
    </style:style>
    <style:style style:name="P9" style:family="paragraph" style:parent-style-name="Standard">
      <style:text-properties fo:color="#000000" style:font-name="Arial" fo:font-size="12pt" officeooo:rsid="001ca8dd" officeooo:paragraph-rsid="001ca8dd" style:font-size-asian="12pt" style:font-size-complex="12pt"/>
    </style:style>
    <style:style style:name="P10" style:family="paragraph" style:parent-style-name="Standard">
      <style:text-properties fo:color="#000000" style:font-name="Arial" fo:font-size="12pt" officeooo:rsid="001cda9f" officeooo:paragraph-rsid="001cda9f" style:font-size-asian="12pt" style:font-size-complex="12pt"/>
    </style:style>
    <style:style style:name="P11" style:family="paragraph" style:parent-style-name="Standard">
      <style:text-properties fo:color="#000000" style:font-name="Arial" fo:font-size="12pt" officeooo:paragraph-rsid="001d63c4" style:font-size-asian="12pt" style:font-size-complex="12pt"/>
    </style:style>
    <style:style style:name="P12" style:family="paragraph" style:parent-style-name="Standard">
      <style:text-properties fo:color="#000000" style:font-name="Arial" fo:font-size="12pt" officeooo:rsid="001eedb9" officeooo:paragraph-rsid="001eedb9" style:font-size-asian="12pt" style:font-size-complex="12pt"/>
    </style:style>
    <style:style style:name="P13" style:family="paragraph" style:parent-style-name="Standard">
      <style:text-properties fo:color="#000000" style:font-name="Arial" fo:font-size="12pt" officeooo:paragraph-rsid="001eedb9" style:font-size-asian="12pt" style:font-size-complex="12pt"/>
    </style:style>
    <style:style style:name="P14" style:family="paragraph" style:parent-style-name="Standard">
      <style:paragraph-properties fo:text-align="center" style:justify-single-word="false"/>
      <style:text-properties fo:color="#000000" style:font-name="Arial" fo:font-size="12pt" officeooo:rsid="00218216" officeooo:paragraph-rsid="00222428" style:font-size-asian="12pt" style:font-size-complex="12pt"/>
    </style:style>
    <style:style style:name="P15" style:family="paragraph" style:parent-style-name="Standard">
      <style:paragraph-properties fo:text-align="center" style:justify-single-word="false"/>
      <style:text-properties fo:color="#000000" style:font-name="Arial" fo:font-size="12pt" officeooo:rsid="00218216" officeooo:paragraph-rsid="00218216" style:font-size-asian="12pt" style:font-size-complex="12pt"/>
    </style:style>
    <style:style style:name="P16" style:family="paragraph" style:parent-style-name="Standard">
      <style:paragraph-properties fo:text-align="center" style:justify-single-word="false"/>
      <style:text-properties fo:color="#000000" style:font-name="Arial" fo:font-size="12pt" officeooo:paragraph-rsid="001eedb9" style:font-size-asian="12pt" style:font-size-complex="12pt"/>
    </style:style>
    <style:style style:name="P17" style:family="paragraph" style:parent-style-name="Standard">
      <style:text-properties fo:color="#000000" style:font-name="Arial" fo:font-size="11pt" officeooo:paragraph-rsid="001c5fbf" style:font-size-asian="11pt" style:font-size-complex="11pt"/>
    </style:style>
    <style:style style:name="P18" style:family="paragraph" style:parent-style-name="Standard">
      <style:text-properties fo:color="#000000" style:font-name="Arial" fo:font-size="11pt" officeooo:rsid="001ca690" officeooo:paragraph-rsid="001ca690" style:font-size-asian="11pt" style:font-size-complex="11pt"/>
    </style:style>
    <style:style style:name="P19" style:family="paragraph" style:parent-style-name="Standard">
      <style:text-properties fo:color="#000000" style:font-name="Arial" fo:font-size="11pt" officeooo:rsid="001ca8dd" officeooo:paragraph-rsid="001ca8dd" style:font-size-asian="11pt" style:font-size-complex="11pt"/>
    </style:style>
    <style:style style:name="P20" style:family="paragraph" style:parent-style-name="Standard" style:list-style-name="L2">
      <style:text-properties fo:color="#000000" style:font-name="Arial" fo:font-size="11pt" officeooo:rsid="001ca8dd" officeooo:paragraph-rsid="001ca8dd" style:font-size-asian="11pt" style:font-size-complex="11pt"/>
    </style:style>
    <style:style style:name="P21" style:family="paragraph" style:parent-style-name="Standard">
      <style:text-properties fo:color="#000000" style:font-name="Arial" fo:font-size="11pt" officeooo:rsid="001cda9f" officeooo:paragraph-rsid="001cda9f" style:font-size-asian="11pt" style:font-size-complex="11pt"/>
    </style:style>
    <style:style style:name="P22" style:family="paragraph" style:parent-style-name="Standard">
      <style:text-properties fo:color="#000000" style:font-name="Arial" fo:font-size="11pt" officeooo:rsid="001eedb9" officeooo:paragraph-rsid="001eedb9" style:font-size-asian="11pt" style:font-size-complex="11pt"/>
    </style:style>
    <style:style style:name="P23" style:family="paragraph" style:parent-style-name="Standard">
      <style:text-properties fo:color="#000000" style:font-name="Arial" fo:font-size="11pt" officeooo:paragraph-rsid="001eedb9" style:font-size-asian="11pt" style:font-size-complex="11pt"/>
    </style:style>
    <style:style style:name="P24" style:family="paragraph" style:parent-style-name="Standard">
      <style:paragraph-properties fo:text-align="justify" style:justify-single-word="false"/>
      <style:text-properties fo:color="#000000" style:font-name="Arial" fo:font-size="11pt" officeooo:rsid="00222428" officeooo:paragraph-rsid="00222428" style:font-size-asian="11pt" style:font-size-complex="11pt"/>
    </style:style>
    <style:style style:name="P25" style:family="paragraph" style:parent-style-name="Standard">
      <style:paragraph-properties fo:text-align="justify" style:justify-single-word="false"/>
      <style:text-properties fo:color="#000000" style:font-name="Arial" fo:font-size="11pt" officeooo:rsid="00218216" officeooo:paragraph-rsid="00218216" style:font-size-asian="11pt" style:font-size-complex="11pt"/>
    </style:style>
    <style:style style:name="P26" style:family="paragraph" style:parent-style-name="Standard" style:list-style-name="L3">
      <style:text-properties fo:color="#000000" style:font-name="Arial" fo:font-size="11pt" officeooo:paragraph-rsid="001c5fbf" style:font-size-asian="11pt" style:font-size-complex="11pt"/>
    </style:style>
    <style:style style:name="P27" style:family="paragraph" style:parent-style-name="Standard" style:list-style-name="L3">
      <style:text-properties fo:color="#000000" style:font-name="Arial" fo:font-size="11pt" officeooo:paragraph-rsid="00277c3a" style:font-size-asian="11pt" style:font-size-complex="11pt"/>
    </style:style>
    <style:style style:name="P28" style:family="paragraph" style:parent-style-name="Standard" style:list-style-name="L3">
      <style:text-properties fo:color="#000000" style:font-name="Arial" fo:font-size="11pt" officeooo:paragraph-rsid="002995b8" style:font-size-asian="11pt" style:font-size-complex="11pt"/>
    </style:style>
    <style:style style:name="P29" style:family="paragraph" style:parent-style-name="Standard">
      <style:paragraph-properties fo:text-align="center" style:justify-single-word="false"/>
      <style:text-properties fo:font-size="12pt" officeooo:rsid="00222428" officeooo:paragraph-rsid="00222428" style:font-size-asian="12pt" style:font-size-complex="12pt"/>
    </style:style>
    <style:style style:name="P30" style:family="paragraph" style:parent-style-name="Standard">
      <style:text-properties officeooo:paragraph-rsid="001ca8dd"/>
    </style:style>
    <style:style style:name="P31" style:family="paragraph" style:parent-style-name="Standard">
      <style:text-properties fo:color="#5983b0" style:font-name="Arial" fo:font-size="15pt" officeooo:rsid="001a1eec" officeooo:paragraph-rsid="001a1eec" style:font-size-asian="15pt" style:font-size-complex="15pt"/>
    </style:style>
    <style:style style:name="P32" style:family="paragraph" style:parent-style-name="Standard">
      <style:text-properties fo:color="#5983b0" style:font-name="Arial" fo:font-size="15pt" style:text-underline-style="solid" style:text-underline-width="auto" style:text-underline-color="font-color" officeooo:rsid="001a1eec" officeooo:paragraph-rsid="001a1eec" style:font-size-asian="15pt" style:font-size-complex="15pt"/>
    </style:style>
    <style:style style:name="P33" style:family="paragraph" style:parent-style-name="Standard">
      <style:text-properties fo:color="#5983b0" style:font-name="Arial" fo:font-size="16pt" style:text-underline-style="solid" style:text-underline-width="auto" style:text-underline-color="font-color" officeooo:rsid="001a1eec" officeooo:paragraph-rsid="001a1eec" style:font-size-asian="16pt" style:font-size-complex="16pt"/>
    </style:style>
    <style:style style:name="P34" style:family="paragraph" style:parent-style-name="Standard">
      <style:paragraph-properties fo:text-align="justify" style:justify-single-word="false"/>
    </style:style>
    <style:style style:name="P35" style:family="paragraph" style:parent-style-name="Standard">
      <style:paragraph-properties fo:text-align="justify" style:justify-single-word="false"/>
      <style:text-properties officeooo:paragraph-rsid="00222428"/>
    </style:style>
    <style:style style:name="P36" style:family="paragraph" style:parent-style-name="Standard">
      <style:text-properties officeooo:paragraph-rsid="001cda9f"/>
    </style:style>
    <style:style style:name="P37" style:family="paragraph" style:parent-style-name="Standard">
      <style:text-properties officeooo:paragraph-rsid="001ca690"/>
    </style:style>
    <style:style style:name="P38" style:family="paragraph" style:parent-style-name="Standard" style:list-style-name="L2">
      <style:text-properties officeooo:paragraph-rsid="001ca8dd"/>
    </style:style>
    <style:style style:name="P39" style:family="paragraph" style:parent-style-name="Standard">
      <style:paragraph-properties fo:break-before="page"/>
      <style:text-properties fo:color="#000000" style:font-name="Arial" fo:font-size="12pt" officeooo:paragraph-rsid="001c5fbf" style:font-size-asian="12pt" style:font-size-complex="12pt"/>
    </style:style>
    <style:style style:name="P40" style:family="paragraph" style:parent-style-name="Standard">
      <style:paragraph-properties fo:margin-left="0.499cm" fo:margin-right="0cm" fo:text-indent="0cm" style:auto-text-indent="false"/>
      <style:text-properties fo:color="#000000" style:font-name="Arial" fo:font-size="11pt" officeooo:paragraph-rsid="001c5fbf" style:font-size-asian="11pt" style:font-size-complex="11pt"/>
    </style:style>
    <style:style style:name="P41" style:family="paragraph" style:parent-style-name="Standard">
      <style:paragraph-properties fo:margin-left="0.499cm" fo:margin-right="0cm" fo:text-indent="0cm" style:auto-text-indent="false"/>
      <style:text-properties fo:color="#000000" style:font-name="Arial" fo:font-size="12pt" officeooo:paragraph-rsid="001c5fbf" style:font-size-asian="12pt" style:font-size-complex="12pt"/>
    </style:style>
    <style:style style:name="T1" style:family="text">
      <style:text-properties style:font-name="Arial" fo:font-size="11pt" officeooo:rsid="001a1eec" style:font-size-asian="11pt" style:font-size-complex="11pt"/>
    </style:style>
    <style:style style:name="T2" style:family="text">
      <style:text-properties officeooo:rsid="001a1eec"/>
    </style:style>
    <style:style style:name="T3" style:family="text">
      <style:text-properties officeooo:rsid="001b7b87"/>
    </style:style>
    <style:style style:name="T4" style:family="text">
      <style:text-properties officeooo:rsid="001c5fbf"/>
    </style:style>
    <style:style style:name="T5" style:family="text">
      <style:text-properties fo:color="#000000" style:font-name="Arial"/>
    </style:style>
    <style:style style:name="T6" style:family="text">
      <style:text-properties fo:color="#000000" style:font-name="Arial" fo:font-size="12pt" style:font-size-asian="12pt" style:font-size-complex="12pt"/>
    </style:style>
    <style:style style:name="T7" style:family="text">
      <style:text-properties fo:color="#000000" style:font-name="Arial" officeooo:rsid="001ca8dd"/>
    </style:style>
    <style:style style:name="T8" style:family="text">
      <style:text-properties fo:color="#000000" style:font-name="Arial" officeooo:rsid="0020cca7"/>
    </style:style>
    <style:style style:name="T9" style:family="text">
      <style:text-properties fo:color="#000000" style:font-name="Arial" fo:font-size="11pt" officeooo:rsid="001cda9f" style:font-size-asian="11pt" style:font-size-complex="11pt"/>
    </style:style>
    <style:style style:name="T10" style:family="text">
      <style:text-properties fo:color="#000000" style:font-name="Arial" fo:font-size="11pt" officeooo:rsid="00290e15" style:font-size-asian="11pt" style:font-size-complex="11pt"/>
    </style:style>
    <style:style style:name="T11" style:family="text">
      <style:text-properties fo:color="#000000" style:font-name="Arial" fo:font-size="11pt" officeooo:rsid="001d63c4" style:font-size-asian="11pt" style:font-size-complex="11pt"/>
    </style:style>
    <style:style style:name="T12" style:family="text">
      <style:text-properties fo:color="#000000" style:font-name="Arial" fo:font-size="11pt" officeooo:rsid="001ca690" style:font-size-asian="11pt" style:font-size-complex="11pt"/>
    </style:style>
    <style:style style:name="T13" style:family="text">
      <style:text-properties fo:color="#000000" style:font-name="Arial" fo:font-size="11pt" officeooo:rsid="001ca8dd" style:font-size-asian="11pt" style:font-size-complex="11pt"/>
    </style:style>
    <style:style style:name="T14" style:family="text">
      <style:text-properties fo:color="#000000" style:font-name="Wingdings" officeooo:rsid="00277c3a" style:font-name-asian="Wingdings" style:font-name-complex="Wingdings"/>
    </style:style>
    <style:style style:name="T15" style:family="text">
      <style:text-properties fo:font-size="12pt" style:font-size-asian="12pt" style:font-size-complex="12pt"/>
    </style:style>
    <style:style style:name="T16" style:family="text">
      <style:text-properties fo:font-size="12pt" officeooo:rsid="002995b8" style:font-size-asian="12pt" style:font-size-complex="12pt"/>
    </style:style>
    <style:style style:name="T17" style:family="text">
      <style:text-properties officeooo:rsid="001d63c4"/>
    </style:style>
    <style:style style:name="T18" style:family="text">
      <style:text-properties officeooo:rsid="001eedb9"/>
    </style:style>
    <style:style style:name="T19" style:family="text">
      <style:text-properties officeooo:rsid="0020cca7"/>
    </style:style>
    <style:style style:name="T20" style:family="text">
      <style:text-properties officeooo:rsid="00218216"/>
    </style:style>
    <style:style style:name="T21" style:family="text">
      <style:text-properties officeooo:rsid="00222428"/>
    </style:style>
    <style:style style:name="T22" style:family="text">
      <style:text-properties officeooo:rsid="00240a20"/>
    </style:style>
    <style:style style:name="T23" style:family="text">
      <style:text-properties officeooo:rsid="00259b5e"/>
    </style:style>
    <style:style style:name="T24" style:family="text">
      <style:text-properties fo:font-size="11pt" officeooo:rsid="001eedb9" style:font-size-asian="11pt" style:font-size-complex="11pt"/>
    </style:style>
    <style:style style:name="T25" style:family="text">
      <style:text-properties fo:font-size="11pt" officeooo:rsid="00240a20" style:font-size-asian="11pt" style:font-size-complex="11pt"/>
    </style:style>
    <style:style style:name="T26" style:family="text">
      <style:text-properties fo:font-size="11pt" officeooo:rsid="0029596a" style:font-size-asian="11pt" style:font-size-complex="11pt"/>
    </style:style>
    <style:style style:name="T27" style:family="text">
      <style:text-properties officeooo:rsid="00277c3a"/>
    </style:style>
    <style:style style:name="T28" style:family="text">
      <style:text-properties style:font-name="Wingdings" officeooo:rsid="00277c3a" style:font-name-asian="Wingdings" style:font-name-complex="Wingdings"/>
    </style:style>
    <style:style style:name="T29" style:family="text">
      <style:text-properties officeooo:rsid="00290e15"/>
    </style:style>
    <style:style style:name="T30" style:family="text">
      <style:text-properties officeooo:rsid="0029596a"/>
    </style:style>
    <style:style style:name="T31" style:family="text">
      <style:text-properties officeooo:rsid="002995b8"/>
    </style:style>
    <style:style style:name="T32" style:family="text">
      <style:text-properties officeooo:rsid="002aaf7c"/>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33">Cuestionario Unidad <text:span text:style-name="T3">1-Actividad </text:span><text:span text:style-name="T4">11</text:span></text:p>
      <text:p text:style-name="P31"/>
      <text:p text:style-name="P5">1.¿Qué es un antivirus? </text:p>
      <text:p text:style-name="P17"><text:span text:style-name="T4">Un antivirus es un programa cuyo objetivo es detectar y eliminar virus informáticos. Además incluyen funcionalidades extra como desinfectar archivos, bloquearlos o prevenir una infección en ellos.</text:span></text:p>
      <text:p text:style-name="P17"/>
      <text:p text:style-name="P5"/>
      <text:p text:style-name="P6">2.Explica en qué consisten los siguientes tipos de antivirus:</text:p>
      <text:p text:style-name="P17"><text:span text:style-name="T15">Vacuna:</text:span> <text:span text:style-name="T4">Es un programa que escanea el disco duro en busca de virus concretos y los trata de eliminar.</text:span></text:p>
      <text:p text:style-name="P17"><text:span text:style-name="T15">Detector:</text:span> <text:span text:style-name="T29">Un antivirus detector a</text:span><text:span text:style-name="T4">visa cuándo existe alguna alteración de archivos, aunque no sea provocada por un virus.</text:span></text:p>
      <text:p text:style-name="P17"><text:span text:style-name="T15">Eliminador:</text:span> <text:span text:style-name="T4">Incluye herramientas para extraer malware de un ordenador infectado, en caso de que un antivirus no lo detecte.</text:span></text:p>
      <text:p text:style-name="P5"/>
      <text:p text:style-name="P5"/>
      <text:p text:style-name="P6"><text:span text:style-name="T4">3.</text:span>¿Qué es Reeper y Creeper? </text:p>
      <text:p text:style-name="P37"><text:span text:style-name="T12">Reeper </text:span><text:span text:style-name="T10">es</text:span><text:span text:style-name="T12"> el primer antivirus creado para buscar y eliminar el virus de red Creeper.</text:span></text:p>
      <text:p text:style-name="P8"/>
      <text:p text:style-name="P37"><text:span text:style-name="T12">Creeper </text:span><text:span text:style-name="T10">es</text:span><text:span text:style-name="T12"> un programa experimental auto replicante que no tenía la intención de causar daño sino extenderse a través de ordenadores.</text:span></text:p>
      <text:p text:style-name="P8"/>
      <text:p text:style-name="P8"/>
      <text:p text:style-name="P5"><text:span text:style-name="T27">4</text:span>.¿Qué es virus boot? </text:p>
      <text:p text:style-name="P18"><text:span text:style-name="T29">El virus boot e</text:span>s un tipo de malware que infecta sectores de inicio y booteo de diskettes y el sector de arranque maestro de los discos duros. Suele incluir la funcionalidad de infectar las tablas de particiones de los discos.</text:p>
      <text:p text:style-name="P7"/>
      <text:p text:style-name="P7"/>
      <text:p text:style-name="P5"><text:span text:style-name="T27">5</text:span>.¿Qué es un virus hijackers? </text:p>
      <text:p text:style-name="P18">El virus hijacker es un tipo de software malicioso con la intención de secuestrar la información de un usuario, para después pedir una recompensa por la liberación de esta. </text:p>
      <text:p text:style-name="P5"/>
      <text:p text:style-name="P5"/>
      <text:p text:style-name="P5"><text:span text:style-name="T27">6.</text:span>¿Qué es el virus keylogger?</text:p>
      <text:p text:style-name="P18">El virus keylogger es un software o hardware que intercepta y guarda las pulsaciones realizadas en el teclado de un equipo sin que el usuario lo note.</text:p>
      <text:p text:style-name="P8"/>
      <text:p text:style-name="P8"/>
      <text:p text:style-name="P5"><text:span text:style-name="T27">7.</text:span>¿Qué es el virus zombie? </text:p>
      <text:p text:style-name="P30"><text:span text:style-name="T13">El virus zombie </text:span><text:span text:style-name="T10">es un malware que</text:span><text:span text:style-name="T13"> trata de hacerse con el uso de computadoras ajenas de forma remota, con el fin de realizar una acción de forma masiva. Normalmente es utilizado para enviar spam por la red.</text:span></text:p>
      <text:p text:style-name="P9"/>
      <text:p text:style-name="P6"/>
      <text:p text:style-name="P39"/>
      <text:p text:style-name="P6"><text:span text:style-name="T27">8.</text:span>¿Cuál es la característica principal del antivirus AVAST?</text:p>
      <text:p text:style-name="P19">Las principales características de antivirus AVAST son:</text:p>
      <text:list xml:id="list2382990430" text:style-name="L2">
        <text:list-item>
          <text:p text:style-name="P3"><text:span text:style-name="T7">-Protección antivirus, cortafuegos, anti spyware, anti spam.</text:span></text:p>
        </text:list-item>
        <text:list-item>
          <text:p text:style-name="P20">-<text:span text:style-name="T29">Análisis de</text:span> puntos débiles en la seguridad Wi-Fi.</text:p>
        </text:list-item>
        <text:list-item>
          <text:p text:style-name="P20">-Prote<text:span text:style-name="T29">cción</text:span> contraseñas mediante técnicas de cifrado.</text:p>
        </text:list-item>
        <text:list-item>
          <text:p text:style-name="P20">-<text:span text:style-name="T29">Protección contra</text:span> sitios web falsificados.</text:p>
        </text:list-item>
        <text:list-item>
          <text:p text:style-name="P38"><text:span text:style-name="T13">-Ejecu</text:span><text:span text:style-name="T10">ción</text:span><text:span text:style-name="T13"> de forma segura </text:span><text:span text:style-name="T10">de </text:span><text:span text:style-name="T13">programas sospechosos.</text:span></text:p>
        </text:list-item>
      </text:list>
      <text:p text:style-name="P9"/>
      <text:p text:style-name="P9"/>
      <text:p text:style-name="P6"><text:span text:style-name="T27">9.</text:span>¿Por qué se denominan virus a los virus informáticos?</text:p>
      <text:p text:style-name="P36"><text:span text:style-name="T9">Los virus de denominan </text:span><text:span text:style-name="T10">virus informáticos</text:span><text:span text:style-name="T9"> porque tienen similitudes con un virus biológico. </text:span></text:p>
      <text:p text:style-name="P21">Por ejemplo:capacidad de auto-reproducción, gran capacidad de destrucción, tamaño reducido...</text:p>
      <text:p text:style-name="P6"/>
      <text:p text:style-name="P6"/>
      <text:p text:style-name="P6"><text:span text:style-name="T27">10.</text:span>Investiga que es Elk Cloner y quien es Rich Skrenta. </text:p>
      <text:p text:style-name="P21">Elk Cloner es el primer virus informático que tuvo una expansión real, programado para los ordenadores <text:s/>Apple II en 1982. <text:span text:style-name="T17">Trabajaba infectando los disquetes del sistema operativo, haciendo un seguimiento del acceso al disco y clonándose de disco a disco.</text:span></text:p>
      <text:p text:style-name="P21"/>
      <text:p text:style-name="P36"><text:span text:style-name="T9">Rich Skrenta </text:span><text:span text:style-name="T11">es, </text:span><text:span text:style-name="T10">actualmente, </text:span><text:span text:style-name="T11">un programador de computadoras y empresario de Silicon Valley.</text:span><text:span text:style-name="T10"> Es el</text:span><text:span text:style-name="T11"> cre</text:span><text:span text:style-name="T10">ador</text:span><text:span text:style-name="T11"> </text:span><text:span text:style-name="T10">d</text:span><text:span text:style-name="T11">el virus Elk Cloner, </text:span><text:span text:style-name="T10">desarrollado</text:span><text:span text:style-name="T11"> a l</text:span><text:span text:style-name="T10">a edad de</text:span><text:span text:style-name="T11"> 15 años, cuando era estudiante de instituto.</text:span></text:p>
      <text:p text:style-name="P10"/>
      <text:p text:style-name="P10"/>
      <text:p text:style-name="P11"><text:span text:style-name="T27">11.</text:span>¿Por qué crees que se hacen los virus?</text:p>
      <text:p text:style-name="P11"><text:s/><text:span text:style-name="T24">Los virus son creados con fines económicos o políticos. Podrían ser creados por cualquier usuario con conocimientos informáticos dependiendo de sus intereses.</text:span></text:p>
      <text:p text:style-name="P11"/>
      <text:p text:style-name="P11"/>
      <text:p text:style-name="P6"><text:span text:style-name="T27">12.</text:span>¿cuál es la necesidad de actualizar un antivirus? </text:p>
      <text:p text:style-name="P22">La necesidad de actualizar un antivirus es tener un equipo protegido ante nuevas amenazas como virus nuevos o actualizados.</text:p>
      <text:p text:style-name="P12"><text:s text:c="2"/></text:p>
      <text:p text:style-name="P12"/>
      <text:p text:style-name="P6"><text:span text:style-name="T27">13.</text:span>¿Qué diferencias existen entre la protección de un antivirus gratuito y uno pago?</text:p>
      <text:p text:style-name="P23"><text:span text:style-name="T18">Los antivirus gratuitos ofrecen una protección básic</text:span><text:span text:style-name="T29">a</text:span><text:span text:style-name="T18"> frente a virus comunes, mientras que el software de pago ofrece una protección mas avanzada, con mas funciones, como la protección en tiempo real, análisis de descargas…</text:span></text:p>
      <text:p text:style-name="P13"/>
      <text:p text:style-name="P13"/>
      <text:p text:style-name="P13"><text:span text:style-name="T27">14.</text:span>¿Qué es un antivirus online? Pon algún ejemplo </text:p>
      <text:p text:style-name="P22">Un antivirus online es un programa o aplicación en línea que se puede ejecutar en un navegador y analizar un equipo o ciertos archivos en busca de cualquier amenaza.</text:p>
      <text:p text:style-name="P22">Ejemplo: Virus Total.</text:p>
      <text:p text:style-name="P12"/>
      <text:p text:style-name="P12"/>
      <text:p text:style-name="P6"/>
      <text:p text:style-name="P39"/>
      <text:p text:style-name="P6"><text:span text:style-name="T27">15.</text:span>Indica en que consiste cada uno de los siguientes tipos de virus. </text:p>
      <text:list xml:id="list1806475481" text:style-name="L3">
        <text:list-item>
          <text:p text:style-name="P26"><text:span text:style-name="T15">Adware:</text:span> <text:span text:style-name="T19">Muestra publicidad no deseada o engañosa en páginas web, ventanas flotantes, instalación de programas…</text:span></text:p>
          <text:p text:style-name="P26"/>
        </text:list-item>
        <text:list-item>
          <text:p text:style-name="P27"><text:span text:style-name="T15"><text:s/>Spyware:</text:span> <text:span text:style-name="T19">Recopila información de un ordenador y la transmite a un dispositivo externo sin el permiso del dueño del ordenador original.</text:span></text:p>
          <text:p text:style-name="P27"/>
        </text:list-item>
        <text:list-item>
          <text:p text:style-name="P27"><text:span text:style-name="T15"><text:s/>Malware:</text:span> <text:span text:style-name="T19">Software con la intención de realizar acciones dañinas en un sistema informático de forma intencionada.</text:span></text:p>
          <text:p text:style-name="P27"/>
        </text:list-item>
        <text:list-item>
          <text:p text:style-name="P27"><text:span text:style-name="T15"><text:s/>Ransomware:</text:span> <text:span text:style-name="T19">Restringe el acceso a determinadas partes o archivos del sistema operativo y pide un rescate a cambio de esta restricción.</text:span></text:p>
          <text:p text:style-name="P27"/>
        </text:list-item>
        <text:list-item>
          <text:p text:style-name="P27"><text:span text:style-name="T15"><text:s/>Gusanos:</text:span> <text:span text:style-name="T19">Malware que se replica para propagarse a otros ordenadores aprovechando las fallas de seguridad dentro de redes.</text:span></text:p>
          <text:p text:style-name="P27"/>
        </text:list-item>
        <text:list-item>
          <text:p text:style-name="P27"><text:span text:style-name="T15"><text:s/>Troyano:</text:span> <text:span text:style-name="T19">Malware con apariencia inofensiva que permite el acceso remoto a un equipo infectado.</text:span></text:p>
          <text:p text:style-name="P27"/>
        </text:list-item>
        <text:list-item>
          <text:p text:style-name="P27"><text:span text:style-name="T15"><text:s/>Denegación de servicio:</text:span> <text:span text:style-name="T19">Ataque a un sistema de computadoras o red que causa el mal funcionamiento de este provocando que un servicio o recurso sea inaccesible.</text:span></text:p>
          <text:p text:style-name="P27"/>
        </text:list-item>
        <text:list-item>
          <text:p text:style-name="P4"><text:span text:style-name="T6"><text:s/>Puerta trasera:</text:span><text:span text:style-name="T5"> </text:span><text:span text:style-name="T8">Brecha de seguridad dentro de un código de programación que puede ser aprovechada para entrar dentro de un sistema evitando los sistemas de seguridad.</text:span></text:p>
          <text:p text:style-name="P4"><text:span text:style-name="T8"/></text:p>
        </text:list-item>
        <text:list-item>
          <text:p text:style-name="P27"><text:span text:style-name="T15"><text:s/>Phishing:</text:span> <text:span text:style-name="T20">Técnica de engaño a una victima mediante la suplantación de identidad y manipulación.</text:span></text:p>
          <text:p text:style-name="P27"/>
        </text:list-item>
        <text:list-item>
          <text:p text:style-name="P27"><text:span text:style-name="T15">Darknets o deep web, comercio de vulnerabilidades:</text:span> <text:span text:style-name="T20">Conjunto de redes y tecnologías usadas para compartir información sin comprometer la identidad de las personas que distribuyen dicha información.</text:span><text:span text:style-name="T15"> </text:span></text:p>
          <text:p text:style-name="P27"><text:span text:style-name="T15"/></text:p>
        </text:list-item>
        <text:list-item>
          <text:p text:style-name="P28"><text:span text:style-name="T15">Bombas lógicas o de tiempo:</text:span> <text:span text:style-name="T20">Código insertado intencionalmente en un programa que permanece oculto hasta cumplirse una condición preprogramada, y realiza una acción maliciosa.</text:span></text:p>
          <text:p text:style-name="P28"/>
        </text:list-item>
        <text:list-item>
          <text:p text:style-name="P28"><text:span text:style-name="T15">Hoax:</text:span> <text:span text:style-name="T20">Engaño que se extiende por distintos medios con la finalidad de causar miedo e incertidumbre en la población.</text:span></text:p>
          <text:p text:style-name="P28"/>
        </text:list-item>
      </text:list>
      <text:p text:style-name="P6"/>
      <text:p text:style-name="P6"/>
      <text:p text:style-name="P39"/>
      <text:p text:style-name="P6"><text:span text:style-name="T27">16.</text:span>Compara los siguientes tipos de antivirus e indica las ventajas de cada uno de ellos. </text:p>
      <table:table table:name="Tabla1" table:style-name="Tabla1">
        <table:table-column table:style-name="Tabla1.A"/>
        <table:table-column table:style-name="Tabla1.B"/>
        <table:table-column table:style-name="Tabla1.C"/>
        <table:table-row>
          <table:table-cell table:style-name="Tabla1.A1" office:value-type="string">
            <text:p text:style-name="P15">Nombre</text:p>
          </table:table-cell>
          <table:table-cell table:style-name="Tabla1.A1" office:value-type="string">
            <text:p text:style-name="P15">Ventajas</text:p>
          </table:table-cell>
          <table:table-cell table:style-name="Tabla1.C1" office:value-type="string">
            <text:p text:style-name="P15">Precio</text:p>
          </table:table-cell>
        </table:table-row>
        <table:table-row>
          <table:table-cell table:style-name="Tabla1.A2" office:value-type="string">
            <text:p text:style-name="P16">Kaspersky</text:p>
          </table:table-cell>
          <table:table-cell table:style-name="Tabla1.B2" office:value-type="string">
            <text:p text:style-name="P24">-Protección contra la mayoría de malware</text:p>
            <text:p text:style-name="P25">-Protección en operaciones bancarias, webcams espía, <text:span text:style-name="T21">identidad (en fotos, archivos).</text:span></text:p>
            <text:p text:style-name="P24">-Escaneo de software y archivos</text:p>
            <text:p text:style-name="P24">-Monitoreo de actividad, b<text:span text:style-name="T29">ú</text:span>squeda de vulnerabilidades y control de tráfico en Internet.</text:p>
          </table:table-cell>
          <table:table-cell table:style-name="Tabla1.C2" office:value-type="string">
            <text:p text:style-name="P14">59,95<text:span text:style-name="T21">€</text:span></text:p>
          </table:table-cell>
        </table:table-row>
        <table:table-row>
          <table:table-cell table:style-name="Tabla1.A2" office:value-type="string">
            <text:p text:style-name="P16">Nod 32 </text:p>
          </table:table-cell>
          <table:table-cell table:style-name="Tabla1.B3" office:value-type="string">
            <text:p text:style-name="P35">-<text:span text:style-name="T21">Bajo impacto en el sistemas</text:span></text:p>
            <text:p text:style-name="P35"><text:span text:style-name="T21">-Almacenamiento seguro de contraseñas</text:span></text:p>
            <text:p text:style-name="P35">-<text:span text:style-name="T21">Gran velocidad de </text:span><text:span text:style-name="T29">a</text:span><text:span text:style-name="T21">n</text:span><text:span text:style-name="T29">á</text:span><text:span text:style-name="T21">lisis</text:span></text:p>
            <text:p text:style-name="P35">-<text:span text:style-name="T21">Base de datos actualizada</text:span></text:p>
            <text:p text:style-name="P35">-<text:span text:style-name="T21">Espacio de memoria mínimo</text:span></text:p>
          </table:table-cell>
          <table:table-cell table:style-name="Tabla1.C3" office:value-type="string">
            <text:p text:style-name="P29">34,96€</text:p>
          </table:table-cell>
        </table:table-row>
        <table:table-row>
          <table:table-cell table:style-name="Tabla1.A2" office:value-type="string">
            <text:p text:style-name="P16">Mcafee </text:p>
          </table:table-cell>
          <table:table-cell table:style-name="Tabla1.B4" office:value-type="string">
            <text:p text:style-name="P34">-<text:span text:style-name="T21">Actualizaciones constantes</text:span></text:p>
            <text:p text:style-name="P34">-<text:span text:style-name="T21">Soporte técnico gratuitos</text:span></text:p>
            <text:p text:style-name="P34">-<text:span text:style-name="T21">Detección y prevención de ataques del 99%</text:span></text:p>
            <text:p text:style-name="P34">-<text:span text:style-name="T21">Protección en tiempo real, de correo electrónico</text:span></text:p>
            <text:p text:style-name="P34">-<text:span text:style-name="T21">Escaneo de vulnerabilidades</text:span></text:p>
          </table:table-cell>
          <table:table-cell table:style-name="Tabla1.C4" office:value-type="string">
            <text:p text:style-name="P29">29,95€</text:p>
          </table:table-cell>
        </table:table-row>
      </table:table>
      <text:p text:style-name="P6"/>
      <text:p text:style-name="P6"/>
      <text:p text:style-name="P6"/>
      <text:p text:style-name="P6"/>
      <text:p text:style-name="P6"><text:span text:style-name="T27">17.</text:span>Investiga en que consistían los siguientes virus. </text:p>
      <text:p text:style-name="P6"/>
      <text:p text:style-name="P6">1. Morris (1988)</text:p>
      <text:p text:style-name="P40"><text:span text:style-name="T21">Este virus intentaba averiguar las contraseñas de otras computadoras </text:span><text:span text:style-name="T22">y se auto-replicaba a otros equipos infectado el 10% de los servidores conectados a internet.</text:span></text:p>
      <text:p text:style-name="P6"/>
      <text:p text:style-name="P6">2. CIH/Chernobyl (1998)</text:p>
      <text:p text:style-name="P40"><text:span text:style-name="T22">Eliminaba información crítica del usuario, sobr</text:span><text:span text:style-name="T29">e</text:span><text:span text:style-name="T22">scrib</text:span><text:span text:style-name="T29">í</text:span><text:span text:style-name="T22">a el sistema BIOS e imped</text:span><text:span text:style-name="T29">í</text:span><text:span text:style-name="T22">a el arranque del equipo infectado.</text:span></text:p>
      <text:p text:style-name="P6"/>
      <text:p text:style-name="P6">3.- Melissa (1999) </text:p>
      <text:p text:style-name="P40"><text:span text:style-name="T22">Se enviaba así mismo por correo electrónico a los primeros 50 contactos de las libretas de direcciones de los usuarios. Contenía código que modificaba el archivo de plantilla por defecto de Word, cambiaba el registro de Windows y se replicaba.</text:span></text:p>
      <text:p text:style-name="P6"/>
      <text:p text:style-name="P6">4. I love you (2000)</text:p>
      <text:p text:style-name="P41"><text:span text:style-name="T25">Se transmitía a través del correo electrónico y creaba varias copias de sí mismo, varias entradas en el registro de Windows y genera</text:span><text:span text:style-name="T26">ba</text:span><text:span text:style-name="T25"> el archivo que se enviaría a los contactos del correo del infectado. A continuación buscaba archivos con extensiones determinadas y las sobrescribía, modificaba su tamaño y les cambiaba la extensión, lo que conlleva</text:span><text:span text:style-name="T26">ba</text:span><text:span text:style-name="T25"> a la pérdida de toda la información.</text:span></text:p>
      <text:p text:style-name="P6"/>
      <text:p text:style-name="P6"/>
      <text:p text:style-name="P39"/>
      <text:p text:style-name="P6"/>
      <text:p text:style-name="P6">5.- Mydoom (2004) </text:p>
      <text:p text:style-name="P40"><text:span text:style-name="T23">Este gusano se replicaba por correo electrónico a gran velocidad para enviar correo basura a través de ordenadores infectados. Además el 25% de los equipos infectados realiz</text:span><text:span text:style-name="T30">aron</text:span><text:span text:style-name="T23"> un ataque </text:span><text:span text:style-name="T30">de forma compenetrada de tipo</text:span><text:span text:style-name="T23"> Ddos contra SCO Group.</text:span></text:p>
      <text:p text:style-name="P6"/>
      <text:p text:style-name="P6">6.- Conficker (2008) </text:p>
      <text:p text:style-name="P40"><text:span text:style-name="T23">Se propaga</text:span><text:span text:style-name="T29">ba</text:span><text:span text:style-name="T23"> a través de una vulnerabilidad de Windows Server, a continuación desactiva</text:span><text:span text:style-name="T30">ba</text:span><text:span text:style-name="T23"> servicios como, Security Center, Windows Defender, Windows Au</text:span><text:span text:style-name="T30">to</text:span><text:span text:style-name="T23">matic Update...y recolecta</text:span><text:span text:style-name="T30">ba</text:span><text:span text:style-name="T23"> información personal o descarga</text:span><text:span text:style-name="T30">ba</text:span><text:span text:style-name="T23"> malware adicional y se propaga</text:span><text:span text:style-name="T30">ba</text:span><text:span text:style-name="T23"> a otros equipos.</text:span></text:p>
      <text:p text:style-name="P6"/>
      <text:p text:style-name="P6">7.- WannaCry (2017) </text:p>
      <text:p text:style-name="P40"><text:span text:style-name="T23">Extendi</text:span><text:span text:style-name="T29">é</text:span><text:span text:style-name="T23">ndose a través de redes locales y anfitriones remotos encriptó los datos de miles de computadoras y solicitó un rescate económico a la victimas para la liberación de los datos </text:span><text:span text:style-name="T30">suponiendo un impacto económico de alrededor de los 200 millones de dolares</text:span><text:span text:style-name="T23">.</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face style:name="Wingdings" svg:font-family="Wingdings"/>
    <style:font-face style:name="arial" svg:font-family="arial, sans-serif-light,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4P0" style:volatile="true">
      <number:number number:decimal-places="2" loext:min-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4P0"/>
    </number:currency-style>
  </office:styles>
  <office:automatic-styles>
    <style:style style:name="MP1" style:family="paragraph" style:parent-style-name="Header">
      <style:paragraph-properties fo:text-align="start" style:justify-single-word="false"/>
      <style:text-properties fo:font-style="italic" officeooo:rsid="00277c3a" officeooo:paragraph-rsid="00277c3a" style:font-style-asian="italic" style:font-style-complex="italic"/>
    </style:style>
    <style:style style:name="MP2" style:family="paragraph" style:parent-style-name="Footer">
      <style:paragraph-properties fo:text-align="end" style:justify-single-word="false"/>
    </style:style>
    <style:style style:name="MT1" style:family="text">
      <style:text-properties officeooo:rsid="002aaf7c"/>
    </style:style>
    <style:style style:name="MT2" style:family="text">
      <style:text-properties style:font-name="Arial" fo:font-size="11pt" officeooo:rsid="001a1eec" style:font-size-asian="11pt" style:font-size-complex="11pt"/>
    </style:style>
    <style:style style:name="MT3" style:family="text">
      <style:text-properties officeooo:rsid="001a1ee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6cm" fo:margin-left="0cm" fo:margin-right="0cm" fo:margin-top="0.499cm" fo:border-top="0.06pt solid #2a6099" fo:border-bottom="none" fo:border-left="none" fo:border-right="none" fo:padding="0.049cm" fo:background-color="transparent" style:dynamic-spacing="false" draw:fill="none" draw:fill-color="#729fcf"/>
      </style:footer-style>
    </style:page-layout>
  </office:automatic-styles>
  <office:master-styles>
    <style:master-page style:name="Standard" style:page-layout-name="Mpm1">
      <style:header>
        <text:p text:style-name="MP1">Diego González Fernández<text:tab/>Sistemas Informáticos<text:tab/><text:span text:style-name="MT1">Cuestionario sobre virus</text:span></text:p>
      </style:header>
      <style:footer>
        <text:p text:style-name="MP2"><text:span text:style-name="MT2">Pág</text:span><text:span text:style-name="MT3"> </text:span><text:page-number text:select-page="current">5</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10T12:39:27.551000000</meta:creation-date>
    <dc:date>2020-10-16T21:44:19.194000000</dc:date>
    <meta:editing-duration>PT1H26M10S</meta:editing-duration>
    <meta:editing-cycles>9</meta:editing-cycles>
    <meta:generator>LibreOffice/6.4.4.2$Windows_X86_64 LibreOffice_project/3d775be2011f3886db32dfd395a6a6d1ca2630ff</meta:generator>
    <meta:document-statistic meta:table-count="1" meta:image-count="0" meta:object-count="0" meta:page-count="5" meta:paragraph-count="95" meta:word-count="1269" meta:character-count="8195" meta:non-whitespace-character-count="6993"/>
  </office:meta>
</office:document-meta>
</file>